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mily-generic="system" style:font-pitch="variable" style:font-charset="x-symbol"/>
    <style:font-face style:name="Arial1" svg:font-family="Arial, sans-serif" style:font-family-generic="system"/>
    <style:font-face style:name="Lohit Hindi" svg:font-family="'Lohit Hindi'" style:font-family-generic="system"/>
    <style:font-face style:name="OpenSymbol" svg:font-family="OpenSymbol" style:font-family-generic="system"/>
    <style:font-face style:name="Verdana" svg:font-family="Verdana, Geneva, sans-serif"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042in"/>
    </style:style>
    <style:style style:name="Table1.B" style:family="table-column">
      <style:table-column-properties style:column-width="4.8229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language="fr" fo:country="FR"/>
    </style:style>
    <style:style style:name="P2" style:family="paragraph" style:parent-style-name="Text_20_body">
      <style:paragraph-properties style:line-height-at-least="0.1772in" fo:orphans="2" fo:widows="2"/>
    </style:style>
    <style:style style:name="P3" style:family="paragraph" style:parent-style-name="Text_20_body">
      <style:paragraph-properties style:line-height-at-least="0.1772in" fo:orphans="2" fo:widows="2"/>
      <style:text-properties officeooo:paragraph-rsid="00093132"/>
    </style:style>
    <style:style style:name="P4" style:family="paragraph" style:parent-style-name="Text_20_body">
      <style:paragraph-properties style:line-height-at-least="0.1772in" fo:orphans="2" fo:widows="2"/>
      <style:text-properties fo:color="#333333" style:font-name="Verdana" fo:font-size="9pt" style:font-size-asian="9pt"/>
    </style:style>
    <style:style style:name="P5" style:family="paragraph" style:parent-style-name="Text_20_body">
      <style:paragraph-properties style:line-height-at-least="0.1772in" fo:orphans="2" fo:widows="2"/>
      <style:text-properties fo:color="#333333" style:font-name="Verdana" fo:font-size="9pt" officeooo:paragraph-rsid="00093132" style:font-size-asian="9pt"/>
    </style:style>
    <style:style style:name="P6" style:family="paragraph" style:parent-style-name="Text_20_body">
      <style:paragraph-properties style:line-height-at-least="0.1772in" fo:orphans="2" fo:widows="2"/>
      <style:text-properties fo:color="#333333" style:font-name="Times New Roman" fo:font-size="12pt" officeooo:paragraph-rsid="00079e31" style:font-size-asian="12pt" style:font-size-complex="12pt"/>
    </style:style>
    <style:style style:name="P7" style:family="paragraph" style:parent-style-name="Text_20_body">
      <style:paragraph-properties style:line-height-at-least="0.1772in" fo:orphans="2" fo:widows="2"/>
      <style:text-properties fo:color="#e37222" style:font-name="Verdana" fo:font-size="9pt" style:font-size-asian="9pt"/>
    </style:style>
    <style:style style:name="P8" style:family="paragraph" style:parent-style-name="Text_20_body">
      <style:paragraph-properties style:line-height-at-least="0.1772in" fo:orphans="2" fo:widows="2"/>
      <style:text-properties fo:color="#e37222" style:font-name="Verdana" fo:font-size="9pt" officeooo:paragraph-rsid="00093132" style:font-size-asian="9pt"/>
    </style:style>
    <style:style style:name="P9" style:family="paragraph" style:parent-style-name="Text_20_body">
      <style:text-properties officeooo:paragraph-rsid="000694fd"/>
    </style:style>
    <style:style style:name="P10" style:family="paragraph" style:parent-style-name="Text_20_body">
      <style:text-properties officeooo:rsid="0003fac1" officeooo:paragraph-rsid="000694fd"/>
    </style:style>
    <style:style style:name="P11" style:family="paragraph" style:parent-style-name="Text_20_body">
      <style:text-properties officeooo:paragraph-rsid="00079e31"/>
    </style:style>
    <style:style style:name="P12" style:family="paragraph" style:parent-style-name="Standard">
      <style:text-properties fo:language="fr" fo:country="FR"/>
    </style:style>
    <style:style style:name="P13" style:family="paragraph" style:parent-style-name="Standard">
      <style:text-properties fo:language="fr" fo:country="FR" fo:font-weight="bold" style:font-weight-asian="bold"/>
    </style:style>
    <style:style style:name="P14" style:family="paragraph" style:parent-style-name="Standard">
      <style:paragraph-properties fo:orphans="2" fo:widows="2"/>
    </style:style>
    <style:style style:name="P15" style:family="paragraph" style:parent-style-name="Standard">
      <style:paragraph-properties fo:orphans="2" fo:widows="2"/>
      <style:text-properties fo:color="#008000" style:font-name="Arial1" fo:font-size="9.5pt" style:font-size-asian="9.5pt"/>
    </style:style>
    <style:style style:name="P16" style:family="paragraph" style:parent-style-name="Table_20_Contents">
      <style:paragraph-properties fo:text-align="center" style:justify-single-word="false"/>
      <style:text-properties style:font-name="Arial" fo:font-weight="bold" style:font-weight-asian="bold" style:font-weight-complex="bold"/>
    </style:style>
    <style:style style:name="P17" style:family="paragraph" style:parent-style-name="Table_20_Contents">
      <style:paragraph-properties fo:text-align="center" style:justify-single-word="false"/>
      <style:text-properties style:font-name="Arial"/>
    </style:style>
    <style:style style:name="P18" style:family="paragraph" style:parent-style-name="Table_20_Contents">
      <style:text-properties style:font-name="Arial" fo:language="fr" fo:country="FR"/>
    </style:style>
    <style:style style:name="P19" style:family="paragraph" style:parent-style-name="Heading">
      <style:paragraph-properties fo:text-align="center" style:justify-single-word="false" style:writing-mode="lr-tb"/>
    </style:style>
    <style:style style:name="P20" style:family="paragraph" style:parent-style-name="Standard">
      <style:text-properties fo:font-weight="bold" officeooo:rsid="0009f313" officeooo:paragraph-rsid="0009f313" style:font-weight-asian="bold" style:font-weight-complex="bold"/>
    </style:style>
    <style:style style:name="P21" style:family="paragraph" style:parent-style-name="Titre_20_1" style:master-page-name="MP0">
      <style:paragraph-properties fo:text-align="center" style:justify-single-word="false" style:page-number="auto" fo:break-before="page"/>
      <style:text-properties fo:language="fr" fo:country="FR"/>
    </style:style>
    <style:style style:name="P22" style:family="paragraph" style:parent-style-name="Titre_20_1">
      <style:paragraph-properties fo:margin-top="0in" fo:margin-bottom="0in" style:line-height-at-least="0.1772in" fo:orphans="2" fo:widows="2"/>
    </style:style>
    <style:style style:name="P23" style:family="paragraph" style:parent-style-name="Titre_20_1">
      <style:paragraph-properties fo:margin-top="0in" fo:margin-bottom="0in" style:line-height-at-least="0.1772in" fo:orphans="2" fo:widows="2"/>
      <style:text-properties fo:color="#e37222" style:font-name="Verdana" fo:font-size="9pt" fo:font-weight="normal" officeooo:paragraph-rsid="00093132" style:font-size-asian="9pt" style:font-weight-asian="normal"/>
    </style:style>
    <style:style style:name="P24" style:family="paragraph" style:parent-style-name="Titre_20_3">
      <style:text-properties fo:language="fr" fo:country="FR"/>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officeooo:rsid="00028132"/>
    </style:style>
    <style:style style:name="T4" style:family="text">
      <style:text-properties fo:language="fr" fo:country="FR" officeooo:rsid="000be6b4"/>
    </style:style>
    <style:style style:name="T5" style:family="text">
      <style:text-properties fo:language="fr" fo:country="FR" officeooo:rsid="000beac4"/>
    </style:style>
    <style:style style:name="T6" style:family="text">
      <style:text-properties fo:color="#ff0000" fo:language="fr" fo:country="FR"/>
    </style:style>
    <style:style style:name="T7" style:family="text">
      <style:text-properties fo:color="#000000" style:font-name="Arial1" fo:font-size="9pt" style:font-size-asian="9pt"/>
    </style:style>
    <style:style style:name="T8" style:family="text">
      <style:text-properties fo:color="#000000" style:font-name="Arial1" fo:font-size="9.5pt" style:font-size-asian="9.5pt"/>
    </style:style>
    <style:style style:name="T9" style:family="text">
      <style:text-properties fo:color="#000000" style:font-name="Arial1" fo:font-size="9.5pt" fo:font-weight="bold" style:font-size-asian="9.5pt" style:font-weight-asian="bold"/>
    </style:style>
    <style:style style:name="T10" style:family="text">
      <style:text-properties fo:color="#000000" style:font-name="Arial1" fo:font-size="9.5pt" style:text-underline-style="solid" style:text-underline-width="auto" style:text-underline-color="font-color" style:text-underline-mode="continuous" style:text-overline-mode="continuous" style:text-line-through-mode="continuous" style:font-size-asian="9.5pt"/>
    </style:style>
    <style:style style:name="T11" style:family="text">
      <style:text-properties fo:color="#000000" fo:language="fr" fo:country="FR"/>
    </style:style>
    <style:style style:name="T12" style:family="text">
      <style:text-properties fo:color="#000000" style:font-name="Arial" fo:language="fr" fo:country="FR"/>
    </style:style>
    <style:style style:name="T13" style:family="text">
      <style:text-properties fo:color="#000000" fo:font-style="normal" fo:font-weight="normal" officeooo:rsid="00079e31" style:font-style-asian="normal" style:font-weight-asian="normal" style:font-style-complex="normal" style:font-weight-complex="normal"/>
    </style:style>
    <style:style style:name="T14" style:family="text">
      <style:text-properties fo:color="#000000" style:font-name="Times New Roman" fo:font-size="12pt" officeooo:rsid="00093132" style:font-size-asian="12pt" style:font-size-complex="12pt"/>
    </style:style>
    <style:style style:name="T15" style:family="text">
      <style:text-properties fo:color="#000000" style:font-name="Times New Roman" fo:font-size="12pt" fo:font-weight="normal" officeooo:rsid="00093132" style:font-size-asian="12pt" style:font-weight-asian="normal" style:font-size-complex="12pt"/>
    </style:style>
    <style:style style:name="T16" style:family="text">
      <style:text-properties style:font-name="Arial" fo:language="fr" fo:country="FR"/>
    </style:style>
    <style:style style:name="T17" style:family="text">
      <style:text-properties fo:color="#333333" style:font-name="Arial1" fo:language="fr" fo:country="FR"/>
    </style:style>
    <style:style style:name="T18" style:family="text">
      <style:text-properties fo:color="#333333" style:font-name="Verdana" fo:font-size="9pt" fo:font-weight="bold" style:font-size-asian="9pt" style:font-weight-asian="bold"/>
    </style:style>
    <style:style style:name="T19" style:family="text">
      <style:text-properties fo:color="#333333" style:font-name="Verdana" fo:font-size="9pt" style:font-size-asian="9pt"/>
    </style:style>
    <style:style style:name="T20" style:family="text">
      <style:text-properties fo:color="#333333" style:font-name="Verdana" fo:font-size="9pt" officeooo:rsid="00093132" style:font-size-asian="9pt"/>
    </style:style>
    <style:style style:name="T21" style:family="text">
      <style:text-properties fo:color="#333333" style:font-name="Times New Roman" fo:font-size="12pt" officeooo:rsid="00093132" style:font-size-asian="12pt" style:font-size-complex="12pt"/>
    </style:style>
    <style:style style:name="T22" style:family="text">
      <style:text-properties fo:color="#333333" style:font-name="Times New Roman" fo:font-size="12pt" fo:font-weight="normal" officeooo:rsid="00093132" style:font-size-asian="12pt" style:font-weight-asian="normal" style:font-size-complex="12pt"/>
    </style:style>
    <style:style style:name="T23" style:family="text">
      <style:text-properties fo:color="#006699"/>
    </style:style>
    <style:style style:name="T24" style:family="text">
      <style:text-properties fo:color="#006699" style:font-name="Verdana" fo:font-size="9pt" style:font-size-asian="9pt"/>
    </style:style>
    <style:style style:name="T25" style:family="text">
      <style:text-properties fo:color="#0663d7" style:font-name="Arial1" style:text-underline-style="solid" style:text-underline-width="auto" style:text-underline-color="font-color" style:text-underline-mode="continuous" style:text-overline-mode="continuous" style:text-line-through-mode="continuous"/>
    </style:style>
    <style:style style:name="T26" style:family="text">
      <style:text-properties fo:color="#0663d7"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T27" style:family="text">
      <style:text-properties fo:color="#666666" style:font-name="Arial1" fo:font-size="9pt" style:font-size-asian="9pt"/>
    </style:style>
    <style:style style:name="T28" style:family="text">
      <style:text-properties officeooo:rsid="0003fac1"/>
    </style:style>
    <style:style style:name="T29" style:family="text">
      <style:text-properties officeooo:rsid="000694fd"/>
    </style:style>
    <style:style style:name="T30" style:family="text">
      <style:text-properties officeooo:rsid="00079e31"/>
    </style:style>
    <style:style style:name="T3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hème de Magister pour l’année 2011-2012</text:h>
      <text:p text:style-name="P19"><text:span text:style-name="Police_20_par_20_défaut"><text:span text:style-name="T5">Proposition d'u</text:span></text:span><text:span text:style-name="Police_20_par_20_défaut"><text:span text:style-name="T1">n </text:span></text:span><text:span text:style-name="Police_20_par_20_défaut"><text:span text:style-name="T11">système</text:span></text:span><text:span text:style-name="Police_20_par_20_défaut"><text:span text:style-name="T1"> de recherche avancée pour <text:s/>les </text:span></text:span><text:span text:style-name="Police_20_par_20_défaut"><text:span text:style-name="T4">documents</text:span></text:span><text:span text:style-name="Police_20_par_20_défaut"><text:span text:style-name="T1"> coranique</text:span></text:span><text:span text:style-name="Police_20_par_20_défaut"><text:span text:style-name="T3">s</text:span></text:span></text:p>
      <text:p text:style-name="P1"/>
      <text:p text:style-name="Standard"><text:span text:style-name="Police_20_par_20_défaut"><text:span text:style-name="T2">Candidat:</text:span></text:span><text:span text:style-name="Police_20_par_20_défaut"><text:span text:style-name="T1"> <text:s text:c="10"/>Assem Chelli <text:s text:c="53"/>a_chelli@esi.dz</text:span></text:span></text:p>
      <text:p text:style-name="Standard"><text:span text:style-name="Police_20_par_20_défaut"><text:span text:style-name="T1"><text:s text:c="4"/></text:span></text:span><text:span text:style-name="Police_20_par_20_défaut"><text:span text:style-name="T2"><text:s text:c="43"/></text:span></text:span></text:p>
      <text:h text:style-name="P24" text:outline-level="3">Resumé</text:h>
      <text:p text:style-name="Standard"><text:span text:style-name="Police_20_par_20_défaut"><text:span text:style-name="T1">Le Coran est différent de tous les documents que nous connaissons. </text:span></text:span><text:span text:style-name="Police_20_par_20_défaut"><text:span text:style-name="T11">C’est </text:span></text:span><text:span text:style-name="Police_20_par_20_défaut"><text:span text:style-name="T1">le livre sacré</text:span></text:span><text:span text:style-name="Police_20_par_20_défaut"><text:span text:style-name="T11"> des musulmans.</text:span></text:span><text:span text:style-name="Police_20_par_20_défaut"><text:span text:style-name="T6"> <text:s/></text:span></text:span><text:span text:style-name="Police_20_par_20_défaut"><text:span text:style-name="T11">Il </text:span></text:span><text:span text:style-name="Police_20_par_20_défaut"><text:span text:style-name="T1">comporte des connaissances sur tous les aspects de la vie. </text:span></text:span><text:span text:style-name="Police_20_par_20_défaut"><text:span text:style-name="T11"><text:s/></text:span></text:span><text:span text:style-name="T11">Avec un tel volume d’informations, on ne peut y extraire qu’une infime partie manuellement. Ceci s’avère être insuffisant vue la quantité de connaissances que contient le Coran. D’où la nécessité de trouver une méthode pour extraire ces informations. </text:span><text:span text:style-name="Police_20_par_20_défaut"><text:span text:style-name="T1">Or il n'existe aucun outil à utiliser sauf quelques lexiques imprimés et quelques outils de recherche </text:span></text:span><text:span text:style-name="Police_20_par_20_défaut"><text:span text:style-name="T11">simple et séquentielle </text:span></text:span><text:span text:style-name="Police_20_par_20_défaut"><text:span text:style-name="T1">par les expressions </text:span></text:span><text:span text:style-name="Police_20_par_20_défaut"><text:span text:style-name="T11">régulières</text:span></text:span><text:span text:style-name="Police_20_par_20_défaut"><text:span text:style-name="T1">. En raison de cette limitation, le Coran nous oblige à trouver de nouvelles façons d'interaction. </text:span></text:span></text:p>
      <text:p text:style-name="P12"/>
      <text:p text:style-name="Standard"><text:span text:style-name="Police_20_par_20_défaut"><text:span text:style-name="T11">Le but recherché à travers ce travail </text:span></text:span><text:span text:style-name="Police_20_par_20_défaut"><text:span text:style-name="T1">est <text:s/>de proposer un système de recherche avancée dans l'ensemble des informations </text:span></text:span><text:span text:style-name="Police_20_par_20_défaut"><text:span text:style-name="T11">contenues dans</text:span></text:span><text:span text:style-name="Police_20_par_20_défaut"><text:span text:style-name="T1"> <text:s/>le Saint Coran <text:s/>en prenant en considération la morphologie de la langue arabe et les propriétés du texte coranique. Elle doit être fondée sur les méthodes modernes de recherche d'informations pour obtenir une bonne stabilité et une recherche à grande vitesse. </text:span></text:span><text:span text:style-name="Police_20_par_20_défaut"><text:span text:style-name="T11">Elle</text:span></text:span><text:span text:style-name="Police_20_par_20_défaut"><text:span text:style-name="T1"> serait très utile pour les chercheurs et <text:s/>pourrait être généralisée pour couvrir l'ensemble du contenu en arabe.</text:span></text:span></text:p>
      <text:p text:style-name="P12"/>
      <text:p text:style-name="P13">Mots-clés: <text:s/></text:p>
      <text:p text:style-name="P12">Indexation/recherche, Arabe, Saint Coran, Recherche d'information, Moteurs de recherche.</text:p>
      <text:h text:style-name="Titre_20_3" text:outline-level="3">Echéances :</text:h>
      <table:table table:name="Table1" table:style-name="Table1">
        <table:table-column table:style-name="Table1.A"/>
        <table:table-column table:style-name="Table1.B"/>
        <table:table-row>
          <table:table-cell table:style-name="Table1.A1" office:value-type="string">
            <text:p text:style-name="P16">Période</text:p>
          </table:table-cell>
          <table:table-cell table:style-name="Table1.B1" office:value-type="string">
            <text:p text:style-name="P16">Travail à faire</text:p>
          </table:table-cell>
        </table:table-row>
        <table:table-row>
          <table:table-cell table:style-name="Table1.A2" office:value-type="string">
            <text:p text:style-name="P17">Décembre – Janvier</text:p>
          </table:table-cell>
          <table:table-cell table:style-name="Table1.B2" office:value-type="string">
            <text:p text:style-name="Table_20_Contents"><text:span text:style-name="Police_20_par_20_défaut"><text:span text:style-name="T16"><text:s/>- <text:s/>Réaliser un état de l’art riche et discuté sur les</text:span></text:span><text:span text:style-name="Police_20_par_20_défaut"><text:span text:style-name="T12"> propriétés</text:span></text:span><text:span text:style-name="Police_20_par_20_défaut"><text:span text:style-name="T16"> du Coran et de la langue arabe</text:span></text:span><text:span text:style-name="Police_20_par_20_défaut"><text:span text:style-name="T12"> et sur</text:span></text:span><text:span text:style-name="Police_20_par_20_défaut"><text:span text:style-name="T16"> le fonctionnement de moteurs de recherche.</text:span></text:span></text:p>
          </table:table-cell>
        </table:table-row>
        <table:table-row>
          <table:table-cell table:style-name="Table1.A2" office:value-type="string">
            <text:p text:style-name="P17">Février - Avril</text:p>
          </table:table-cell>
          <table:table-cell table:style-name="Table1.B2" office:value-type="string">
            <text:p text:style-name="P18"><text:s text:c="2"/>- <text:s/>Proposition et classification <text:s/>des fonctionnalités de recherche dans le Coran.</text:p>
          </table:table-cell>
        </table:table-row>
        <table:table-row>
          <table:table-cell table:style-name="Table1.A2" office:value-type="string">
            <text:p text:style-name="P17">Mai - Juillet</text:p>
          </table:table-cell>
          <table:table-cell table:style-name="Table1.B2" office:value-type="string">
            <text:p text:style-name="Table_20_Contents"><text:span text:style-name="Police_20_par_20_défaut"><text:span text:style-name="T16">- <text:s/></text:span></text:span><text:span text:style-name="Police_20_par_20_défaut"><text:span text:style-name="T17">Conception d'un système de recherche d'informations pour le Coran</text:span></text:span></text:p>
          </table:table-cell>
        </table:table-row>
        <table:table-row>
          <table:table-cell table:style-name="Table1.A2" office:value-type="string">
            <text:p text:style-name="P17">Août - Novembre</text:p>
          </table:table-cell>
          <table:table-cell table:style-name="Table1.B2" office:value-type="string">
            <text:p text:style-name="P18">- Rédiger et finaliser le mémoire.</text:p>
          </table:table-cell>
        </table:table-row>
      </table:table>
      <text:h text:style-name="Titre_20_3" text:outline-level="3"><text:soft-page-break/><text:s text:c="2"/></text:h>
      <text:h text:style-name="Titre_20_3" text:outline-level="3"/>
      <text:h text:style-name="Titre_20_3" text:outline-level="3">Bibliographie :</text:h>
      <text:p text:style-name="P10">[BG08] <text:s/>Emmanuel Bernard and John Griffin. Hibernate Search in Action. MANNING, 2008. </text:p>
      <text:p text:style-name="P9"><text:span text:style-name="T29">[Had08] <text:s/></text:span><text:span text:style-name="T28">Mohamed Hadjhenni. Approche ontologique pour la modélisation sémantique, l’indexation et l’interrogation des documents coraniques. Memoire de magister, ESI, 2008. </text:span></text:p>
      <text:p text:style-name="P10">[Mes08] Slim Mesfar. Analyse morpho-syntaxique automatique et reconnaissance des entites nommees en arabe standard. Thèse, Université de Franche-Comté, 2008. </text:p>
      <text:p text:style-name="P9"><text:span text:style-name="T29">[BGD75] </text:span><text:span text:style-name="T28">R. Blachère and M.Gaudefroy-Demombynes. Grammaire de l’arabe classique (morphologie et syntaxe). G.P. Maisonneuve &amp; Larose, Editeurs à Paris, 1975. </text:span></text:p>
      <text:p text:style-name="P11"><text:span text:style-name="T29">[MRN11] </text:span>Yunus, M.A. <text:span text:style-name="T30">and</text:span> Zainuddin, R. <text:span text:style-name="T30">and</text:span> Abdullah, N.; Semantic query for Quran documents results. <text:s/>Fac. of Comput. Sci. &amp; Inf. Technol., Univ. of Malaya, Kuala Lumpur, Malaysia </text:p>
      <text:p text:style-name="P6"><text:span text:style-name="T30">[AARM11] Sultan, A.M. and Azman, A. and Kadir, R.A. and Abdullah, M.T.;</text:span><text:span text:style-name="T13">Evaluation of Quranic text retrieval system based on manually indexed topics. </text:span>Multimedia Dept., Univ. Putra Malaysia, Serdang, Malaysia</text:p>
      <text:p text:style-name="P3"><text:span text:style-name="Police_20_par_20_défaut"><text:span text:style-name="T21">[MRN11] Yunus, M.A.; Zainuddin, R.; Abdullah, N.;</text:span></text:span><text:span text:style-name="Police_20_par_20_défaut"><text:span text:style-name="T14"> </text:span></text:span><text:span text:style-name="Police_20_par_20_défaut"><text:span text:style-name="T15">Visualizing Quran documents results by stemming semantic speech query. </text:span></text:span><text:span text:style-name="Police_20_par_20_défaut"><text:span text:style-name="T22">Fac. of Comput. Sci. &amp; Inf. Technol., Univ. of Malaya, Kuala Lumpur, Malaysia</text:span></text:span></text:p>
      <text:p text:style-name="P3"><text:span text:style-name="Police_20_par_20_défaut"><text:span text:style-name="T20"/></text:span></text:p>
      <text:p text:style-name="P2"><text:span text:style-name="Police_20_par_20_défaut"><text:span text:style-name="T19"/></text:span></text:p>
      <text:p text:style-name="P4"/>
      <text:p text:style-name="P4"/>
      <text:h text:style-name="P22" text:outline-level="1"><text:span text:style-name="Police_20_par_20_défaut"><text:span text:style-name="T19"/></text:span></text:h>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line-break/></text:p>
      <text:p text:style-name="P2"><text:soft-page-break/><text:span text:style-name="Police_20_par_20_défaut"><text:span text:style-name="T18">This paper appears in:</text:span></text:span><text:span text:style-name="Police_20_par_20_défaut"><text:span text:style-name="T19"> </text:span></text:span><text:a xlink:type="simple" xlink:href="http://ieeexplore.ieee.org/xpl/mostRecentIssue.jsp?punumber=5710230" office:target-frame-name="_top" xlink:show="replace"><text:span text:style-name="Police_20_par_20_défaut"><text:span text:style-name="T24">User Science and Engineering (i-USEr), 2010 International Conference on</text:span></text:span></text:a><text:span text:style-name="Police_20_par_20_défaut"><text:span text:style-name="T19"> </text:span></text:span><text:span text:style-name="Police_20_par_20_défaut"><text:span text:style-name="T19"><text:line-break/></text:span></text:span><text:span text:style-name="Police_20_par_20_défaut"><text:span text:style-name="T18">Issue Date: </text:span></text:span><text:span text:style-name="Police_20_par_20_défaut"><text:span text:style-name="T19">13-15 </text:span></text:span><text:span text:style-name="Police_20_par_20_défaut"><text:span text:style-name="T19">Dec. 2010 </text:span></text:span><text:span text:style-name="Police_20_par_20_défaut"><text:span text:style-name="T19"><text:line-break/></text:span></text:span><text:span text:style-name="Police_20_par_20_défaut"><text:span text:style-name="T18">On page(s): </text:span></text:span><text:span text:style-name="Police_20_par_20_défaut"><text:span text:style-name="T19">209 - 213 </text:span></text:span><text:span text:style-name="Police_20_par_20_défaut"><text:span text:style-name="T19"><text:line-break/></text:span></text:span><text:span text:style-name="Police_20_par_20_défaut"><text:span text:style-name="T18">Location:</text:span></text:span><text:span text:style-name="Police_20_par_20_défaut"><text:span text:style-name="T19"> Shah Alam </text:span></text:span><text:span text:style-name="Police_20_par_20_défaut"><text:span text:style-name="T19"><text:line-break/></text:span></text:span><text:span text:style-name="Police_20_par_20_défaut"><text:span text:style-name="T18">Print ISBN:</text:span></text:span><text:span text:style-name="Police_20_par_20_défaut"><text:span text:style-name="T19"> 978-1-4244-9048-6 </text:span></text:span><text:span text:style-name="Police_20_par_20_défaut"><text:span text:style-name="T19"><text:line-break/></text:span></text:span><text:span text:style-name="Police_20_par_20_défaut"><text:span text:style-name="T18">References Cited: </text:span></text:span><text:span text:style-name="Police_20_par_20_défaut"><text:span text:style-name="T19">34 </text:span></text:span><text:span text:style-name="Police_20_par_20_défaut"><text:span text:style-name="T19"><text:line-break/></text:span></text:span><text:span text:style-name="Police_20_par_20_défaut"><text:span text:style-name="T18">INSPEC Accession Number: </text:span></text:span><text:span text:style-name="Police_20_par_20_défaut"><text:span text:style-name="T19">11836020 </text:span></text:span><text:span text:style-name="Police_20_par_20_défaut"><text:span text:style-name="T19"><text:line-break/></text:span></text:span><text:span text:style-name="Police_20_par_20_défaut"><text:span text:style-name="T18">Digital Object Identifier:</text:span></text:span><text:span text:style-name="Police_20_par_20_défaut"><text:span text:style-name="T19"> </text:span></text:span><text:a xlink:type="simple" xlink:href="http://dx.doi.org/10.1109/IUSER.2010.5716753" office:target-frame-name="_top" xlink:show="replace"><text:span text:style-name="Police_20_par_20_défaut"><text:span text:style-name="T24">10.1109/IUSER.2010.57167</text:span></text:span></text:a><text:a xlink:type="simple" xlink:href="http://dx.doi.org/10.1109/IUSER.2010.5716753" office:target-frame-name="_top" xlink:show="replace"><text:span text:style-name="Police_20_par_20_défaut"><text:span text:style-name="T24">53</text:span></text:span></text:a><text:span text:style-name="Police_20_par_20_défaut"><text:span text:style-name="T19">  </text:span></text:span><text:span text:style-name="Police_20_par_20_défaut"><text:span text:style-name="T19"><text:line-break/></text:span></text:span><text:span text:style-name="Police_20_par_20_défaut"><text:span text:style-name="T18">Date of Current Version:</text:span></text:span><text:span text:style-name="Police_20_par_20_défaut"><text:span text:style-name="T19"> 22 February 2011 </text:span></text:span></text:p>
      <text:p text:style-name="P4"/>
      <text:h text:style-name="P23" text:outline-level="1">An Information Retrieval System for Quranic Texts: A Proposed System Design</text:h>
      <text:p text:style-name="P8">Noordin, M.F.;   Othman, R.;   <text:line-break/>Fac. of lCT, Int. Islamic Univ. of Malaysia, Gomba </text:p>
      <text:p text:style-name="P5"><text:span text:style-name="Police_20_par_20_défaut"><text:span text:style-name="T31">This paper appears in:</text:span></text:span><text:span text:style-name="Police_20_par_20_défaut"> </text:span><text:a xlink:type="simple" xlink:href="http://ieeexplore.ieee.org/xpl/mostRecentIssue.jsp?punumber=11100" office:target-frame-name="_top" xlink:show="replace"><text:span text:style-name="Police_20_par_20_défaut"><text:span text:style-name="T23">Information and Communication Technologies, 2006. ICTTA '06. 2nd</text:span></text:span></text:a><text:span text:style-name="Police_20_par_20_défaut"> <text:line-break/></text:span><text:span text:style-name="Police_20_par_20_défaut"><text:span text:style-name="T31">Issue Date: </text:span></text:span><text:span text:style-name="Police_20_par_20_défaut">0-0 0 <text:line-break/></text:span><text:span text:style-name="Police_20_par_20_défaut"><text:span text:style-name="T31">On page(s): </text:span></text:span><text:span text:style-name="Police_20_par_20_défaut">1704 - 1709 <text:line-break/></text:span><text:span text:style-name="Police_20_par_20_défaut"><text:span text:style-name="T31">Location:</text:span></text:span><text:span text:style-name="Police_20_par_20_défaut"> Damascus <text:line-break/></text:span><text:span text:style-name="Police_20_par_20_défaut"><text:span text:style-name="T31">Print ISBN:</text:span></text:span><text:span text:style-name="Police_20_par_20_défaut"> 0-7803-9521-2 <text:line-break/></text:span><text:span text:style-name="Police_20_par_20_défaut"><text:span text:style-name="T31">INSPEC Accession Number: </text:span></text:span><text:span text:style-name="Police_20_par_20_défaut">9061722 <text:line-break/></text:span><text:span text:style-name="Police_20_par_20_défaut"><text:span text:style-name="T31">Digital Object Identifier:</text:span></text:span><text:span text:style-name="Police_20_par_20_défaut"> </text:span><text:a xlink:type="simple" xlink:href="http://dx.doi.org/10.1109/ICTTA.2006.1684642" office:target-frame-name="_top" xlink:show="replace"><text:span text:style-name="Police_20_par_20_défaut"><text:span text:style-name="T23">10.1109/ICTTA.2006.1684642</text:span></text:span></text:a><text:span text:style-name="Police_20_par_20_défaut">  <text:line-break/></text:span><text:span text:style-name="Police_20_par_20_défaut"><text:span text:style-name="T31">Date of Current Version:</text:span></text:span><text:span text:style-name="Police_20_par_20_défaut"> 16 October 2006 </text:span></text:p>
      <text:p text:style-name="Standard"><text:a xlink:type="simple" xlink:href="http://ieeexplore.ieee.org/iel5/11100/35470/01684642.pdf" office:target-frame-name="_top" xlink:show="replace"><text:span text:style-name="Police_20_par_20_défaut"><text:span text:style-name="T25">An Information </text:span></text:span></text:a><text:a xlink:type="simple" xlink:href="http://ieeexplore.ieee.org/iel5/11100/35470/01684642.pdf" office:target-frame-name="_top" xlink:show="replace"><text:span text:style-name="Police_20_par_20_défaut"><text:span text:style-name="T26">Retrieval</text:span></text:span></text:a><text:a xlink:type="simple" xlink:href="http://ieeexplore.ieee.org/iel5/11100/35470/01684642.pdf" office:target-frame-name="_top" xlink:show="replace"><text:span text:style-name="Police_20_par_20_défaut"><text:span text:style-name="T25"> System for </text:span></text:span></text:a><text:a xlink:type="simple" xlink:href="http://ieeexplore.ieee.org/iel5/11100/35470/01684642.pdf" office:target-frame-name="_top" xlink:show="replace"><text:span text:style-name="Police_20_par_20_défaut"><text:span text:style-name="T26">Quranic</text:span></text:span></text:a><text:a xlink:type="simple" xlink:href="http://ieeexplore.ieee.org/iel5/11100/35470/01684642.pdf" office:target-frame-name="_top" xlink:show="replace"><text:span text:style-name="Police_20_par_20_défaut"><text:span text:style-name="T25"> Texts: A Propose</text:span></text:span></text:a><text:a xlink:type="simple" xlink:href="http://ieeexplore.ieee.org/iel5/11100/35470/01684642.pdf" office:target-frame-name="_top" xlink:show="replace"><text:span text:style-name="Police_20_par_20_défaut"><text:span text:style-name="T25">d </text:span></text:span></text:a><text:a xlink:type="simple" xlink:href="http://ieeexplore.ieee.org/iel5/11100/35470/01684642.pdf" office:target-frame-name="_top" xlink:show="replace"><text:span text:style-name="Police_20_par_20_défaut"><text:span text:style-name="T26">...</text:span></text:span></text:a></text:p>
      <text:p text:style-name="P14"><text:span text:style-name="Police_20_par_20_défaut"><text:span text:style-name="T27">File Format: </text:span></text:span><text:span text:style-name="Police_20_par_20_défaut"><text:span text:style-name="T7">PDF/Adobe Acrobat</text:span></text:span></text:p>
      <text:p text:style-name="P14"><text:span text:style-name="Police_20_par_20_défaut"><text:span text:style-name="T8">An Information </text:span></text:span><text:span text:style-name="Police_20_par_20_défaut"><text:span text:style-name="T9">Retrieval</text:span></text:span><text:span text:style-name="Police_20_par_20_défaut"><text:span text:style-name="T8"> System for </text:span></text:span><text:span text:style-name="Police_20_par_20_défaut"><text:span text:style-name="T9">Quranic</text:span></text:span><text:span text:style-name="Police_20_par_20_défaut"><text:span text:style-name="T8"> Texts: A Proposed System Design. Mohamad Fauzan Noordin and Roslina Othman. Faculty ofICT, Internatio</text:span></text:span><text:span text:style-name="Police_20_par_20_défaut"><text:span text:style-name="T8">nal </text:span></text:span><text:span text:style-name="Police_20_par_20_défaut"><text:span text:style-name="T9">...</text:span></text:span></text:p>
      <text:p text:style-name="P15">ieeexplore.ieee.org/iel5/11100/35470/01684642.pdf</text:p>
      <text:p text:style-name="P14"><text:span text:style-name="Police_20_par_20_défaut"><text:span text:style-name="T8">Labeled</text:span></text:span><text:span text:style-name="Police_20_par_20_défaut"><text:span text:style-name="T10">IEEE ...</text:span></text:spa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mily-generic="system" style:font-pitch="variable" style:font-charset="x-symbol"/>
    <style:font-face style:name="Arial1" svg:font-family="Arial, sans-serif" style:font-family-generic="system"/>
    <style:font-face style:name="Lohit Hindi" svg:font-family="'Lohit Hindi'" style:font-family-generic="system"/>
    <style:font-face style:name="OpenSymbol" svg:font-family="OpenSymbol" style:font-family-generic="system"/>
    <style:font-face style:name="Verdana" svg:font-family="Verdana, Geneva, sans-serif"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itre_20_2" style:display-name="Titre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itre_20_3" style:display-name="Titre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Légende"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ssem</meta:initial-creator>
    <dc:creator>Assem </dc:creator>
    <meta:creation-date>2011-11-27T14:32:00Z</meta:creation-date>
    <dc:date>2011-12-04T17:23:26</dc:date>
    <meta:editing-cycles>14</meta:editing-cycles>
    <meta:editing-duration>PT07H26M08S</meta:editing-duration>
    <meta:document-statistic meta:table-count="1" meta:image-count="0" meta:object-count="0" meta:page-count="3" meta:paragraph-count="39" meta:word-count="596" meta:character-count="4288"/>
    <meta:template xlink:type="simple" xlink:actuate="onRequest" xlink:title="" xlink:href="../Sujet_corrected.odt/Normal"/>
  </office:meta>
</office:document-meta>
</file>